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P1">Class Work:<text:s/>15<text:span text:style-name="T2">th</text:span><text:s/>May<text:s/>2016.</text:p>
      <text:p text:style-name="Standard"/>
      <text:p text:style-name="Standard">1. Install the libraries</text:p>
      <text:p text:style-name="Standard">2. Run your first sample program.</text:p>
      <text:p text:style-name="Standard">3. Create an input file “coordinates.txt”</text:p>
      <text:p text:style-name="Standard">4. each line of the file is a 2D coordinate (x,y); where 1&gt;=x&gt;=-1 and 1&gt;=y&gt;=-1</text:p>
      <text:p text:style-name="Standard">5. Draw the coordinates on the canvas. (at least 20 point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usrat Mehajabin</dc:creator>
    <meta:creation-date>2016-01-16T11:10:00Z</meta:creation-date>
    <dc:date>2016-05-15T01:56:00Z</dc:date>
    <meta:template xlink:href="Normal" xlink:type="simple"/>
    <meta:editing-cycles>2</meta:editing-cycles>
    <meta:editing-duration>PT300S</meta:editing-duration>
    <meta:document-statistic meta:page-count="1" meta:paragraph-count="1" meta:word-count="40" meta:character-count="267" meta:row-count="1" meta:non-whitespace-character-count="228"/>
  </office:meta>
</office:document-meta>
</file>